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style:font-name="Alef" fo:font-size="12pt" fo:font-weight="bold" officeooo:rsid="00144cb4" officeooo:paragraph-rsid="00144cb4" style:font-size-asian="12pt" style:font-weight-asian="bold" style:font-size-complex="12pt" style:font-weight-complex="bold"/>
    </style:style>
    <style:style style:name="P2" style:family="paragraph" style:parent-style-name="Text_20_body">
      <style:text-properties style:font-name="Alef" fo:font-size="12pt" fo:font-weight="bold" officeooo:rsid="00151307" officeooo:paragraph-rsid="001635a7" style:font-size-asian="12pt" style:font-weight-asian="bold" style:font-size-complex="12pt" style:font-weight-complex="bold"/>
    </style:style>
    <style:style style:name="P3" style:family="paragraph" style:parent-style-name="Text_20_body">
      <style:text-properties style:font-name="Alef" fo:font-size="12pt" fo:font-weight="bold" officeooo:rsid="001635a7" officeooo:paragraph-rsid="001635a7"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Alef" fo:font-size="12pt" fo:font-weight="bold" officeooo:rsid="002ef4d9" officeooo:paragraph-rsid="002ef4d9" style:font-size-asian="12pt" style:font-weight-asian="bold" style:font-size-complex="12pt" style:font-weight-complex="bold"/>
    </style:style>
    <style:style style:name="P5" style:family="paragraph" style:parent-style-name="Text_20_body">
      <style:text-properties style:font-name="Alef" fo:font-size="12pt" fo:font-weight="bold" officeooo:rsid="002ef4d9" officeooo:paragraph-rsid="002ef4d9" style:font-size-asian="12pt" style:font-weight-asian="bold" style:font-size-complex="12pt" style:font-weight-complex="bold"/>
    </style:style>
    <style:style style:name="P6" style:family="paragraph" style:parent-style-name="Text_20_body">
      <style:text-properties style:font-name="Alef" fo:font-size="12pt" fo:font-weight="bold" officeooo:rsid="002dd77f" officeooo:paragraph-rsid="002dd77f" style:font-size-asian="12pt" style:font-weight-asian="bold" style:font-size-complex="12pt" style:font-weight-complex="bold"/>
    </style:style>
    <style:style style:name="P7" style:family="paragraph" style:parent-style-name="Text_20_body">
      <style:text-properties style:font-name="Alef" fo:font-size="12pt" fo:font-weight="normal" officeooo:rsid="00144cb4" officeooo:paragraph-rsid="001635a7" style:font-size-asian="12pt" style:font-weight-asian="normal" style:font-size-complex="12pt" style:font-weight-complex="normal"/>
    </style:style>
    <style:style style:name="P8" style:family="paragraph" style:parent-style-name="Text_20_body">
      <style:text-properties style:font-name="Alef" fo:font-size="12pt" fo:font-weight="normal" officeooo:rsid="001a7046" officeooo:paragraph-rsid="001a7046" style:font-size-asian="12pt" style:font-weight-asian="normal" style:font-size-complex="12pt" style:font-weight-complex="normal"/>
    </style:style>
    <style:style style:name="P9" style:family="paragraph" style:parent-style-name="Text_20_body">
      <style:text-properties style:font-name="Alef" fo:font-size="12pt" fo:font-weight="normal" officeooo:rsid="002dd77f" officeooo:paragraph-rsid="002dd77f" style:font-size-asian="12pt" style:font-weight-asian="normal" style:font-size-complex="12pt" style:font-weight-complex="normal"/>
    </style:style>
    <style:style style:name="P10" style:family="paragraph" style:parent-style-name="Text_20_body">
      <style:text-properties style:font-name="Alef" fo:font-size="12pt" fo:font-weight="normal" officeooo:rsid="002dd77f" officeooo:paragraph-rsid="002ea0ab" style:font-size-asian="12pt" style:font-weight-asian="normal" style:font-size-complex="12pt" style:font-weight-complex="normal"/>
    </style:style>
    <style:style style:name="P11" style:family="paragraph" style:parent-style-name="Table_20_Contents">
      <style:text-properties style:font-name="Alef" fo:font-size="12pt" style:font-size-asian="12pt" style:font-size-complex="12pt"/>
    </style:style>
    <style:style style:name="P12" style:family="paragraph" style:parent-style-name="Table_20_Contents">
      <style:text-properties style:font-name="Alef" fo:font-size="12pt" officeooo:rsid="00348704" style:font-size-asian="12pt" style:font-size-complex="12pt"/>
    </style:style>
    <style:style style:name="P13" style:family="paragraph" style:parent-style-name="Title">
      <style:text-properties style:font-name="Alef" fo:font-size="20pt" officeooo:rsid="0013209b" officeooo:paragraph-rsid="0013209b" style:font-size-asian="17.5pt" style:font-size-complex="20pt"/>
    </style:style>
    <style:style style:name="P14" style:family="paragraph" style:parent-style-name="Title">
      <style:text-properties style:font-name="Alef" fo:font-size="15pt" officeooo:rsid="0013209b" officeooo:paragraph-rsid="0013209b" style:font-size-asian="15pt" style:font-size-complex="15pt"/>
    </style:style>
    <style:style style:name="P15" style:family="paragraph" style:parent-style-name="Text_20_body">
      <style:text-properties fo:font-weight="bold" officeooo:rsid="00261477" officeooo:paragraph-rsid="00261477" style:font-weight-asian="bold" style:font-weight-complex="bold"/>
    </style:style>
    <style:style style:name="P16" style:family="paragraph" style:parent-style-name="Text_20_body">
      <style:text-properties fo:color="#000000" loext:opacity="100%" fo:font-weight="bold" officeooo:rsid="00294908" officeooo:paragraph-rsid="00294908" style:font-weight-asian="bold" style:font-weight-complex="bold"/>
    </style:style>
    <style:style style:name="P17" style:family="paragraph" style:parent-style-name="Text_20_body">
      <style:text-properties fo:color="#000000" loext:opacity="100%" style:font-name="Alef" fo:font-size="12pt" fo:font-weight="bold" officeooo:rsid="00294908" officeooo:paragraph-rsid="00294908" style:font-size-asian="12pt" style:font-weight-asian="bold" style:font-size-complex="12pt" style:font-weight-complex="bold"/>
    </style:style>
    <style:style style:name="P18" style:family="paragraph" style:parent-style-name="Text_20_body">
      <style:text-properties fo:color="#000000" loext:opacity="100%" style:font-name="Alef" fo:font-size="12pt" fo:font-weight="normal" officeooo:rsid="00294908" officeooo:paragraph-rsid="00294908" style:font-size-asian="12pt" style:font-weight-asian="normal" style:font-size-complex="12pt" style:font-weight-complex="normal"/>
    </style:style>
    <style:style style:name="P19" style:family="paragraph" style:parent-style-name="Text_20_body">
      <style:text-properties fo:font-weight="normal" officeooo:rsid="00294908" officeooo:paragraph-rsid="00294908" style:font-weight-asian="normal" style:font-weight-complex="normal"/>
    </style:style>
    <style:style style:name="P20" style:family="paragraph" style:parent-style-name="Table_20_Contents" style:list-style-name="L1">
      <style:text-properties officeooo:paragraph-rsid="0032a5bb"/>
    </style:style>
    <style:style style:name="P21" style:family="paragraph" style:parent-style-name="Table_20_Contents" style:list-style-name="L1">
      <style:text-properties style:font-name="Alef" fo:font-size="12pt" officeooo:rsid="002ff985" officeooo:paragraph-rsid="002ff985" style:font-size-asian="12pt" style:font-size-complex="12pt"/>
    </style:style>
    <style:style style:name="P22" style:family="paragraph" style:parent-style-name="Table_20_Contents" style:list-style-name="L1">
      <style:text-properties style:font-name="Alef" fo:font-size="12pt" style:font-size-asian="12pt" style:font-size-complex="12pt"/>
    </style:style>
    <style:style style:name="P23" style:family="paragraph" style:parent-style-name="Table_20_Contents" style:list-style-name="L1">
      <style:text-properties style:font-name="Alef" fo:font-size="12pt" officeooo:paragraph-rsid="00331ce8" style:font-size-asian="12pt" style:font-size-complex="12pt"/>
    </style:style>
    <style:style style:name="P24" style:family="paragraph" style:parent-style-name="Table_20_Contents" style:list-style-name="L1">
      <style:text-properties style:font-name="Alef" fo:font-size="12pt" officeooo:rsid="00314fee" officeooo:paragraph-rsid="00314fee" style:font-size-asian="12pt" style:font-size-complex="12pt"/>
    </style:style>
    <style:style style:name="P25" style:family="paragraph" style:parent-style-name="Table_20_Contents" style:list-style-name="L1">
      <style:text-properties style:font-name="Alef" fo:font-size="12pt" officeooo:rsid="0032a5bb" officeooo:paragraph-rsid="0032a5bb" style:font-size-asian="12pt" style:font-size-complex="12pt"/>
    </style:style>
    <style:style style:name="P26" style:family="paragraph" style:parent-style-name="Table_20_Contents" style:list-style-name="L1">
      <style:text-properties style:font-name="Alef" fo:font-size="12pt" officeooo:rsid="00331ce8" officeooo:paragraph-rsid="00331ce8" style:font-size-asian="12pt" style:font-size-complex="12pt"/>
    </style:style>
    <style:style style:name="P27" style:family="paragraph" style:parent-style-name="Table_20_Contents" style:list-style-name="L1">
      <style:text-properties style:font-name="Alef" fo:font-size="12pt" officeooo:rsid="0036163e" officeooo:paragraph-rsid="0036163e" style:font-size-asian="12pt" style:font-size-complex="12pt"/>
    </style:style>
    <style:style style:name="P28" style:family="paragraph" style:parent-style-name="Text_20_body" style:list-style-name="L2">
      <style:text-properties officeooo:paragraph-rsid="001a7046"/>
    </style:style>
    <style:style style:name="P29" style:family="paragraph" style:parent-style-name="Text_20_body" style:list-style-name="L2">
      <style:text-properties style:font-name="Alef" fo:font-size="12pt" fo:font-weight="normal" officeooo:rsid="0020b84f" officeooo:paragraph-rsid="0020b84f" style:font-size-asian="12pt" style:font-weight-asian="normal" style:font-size-complex="12pt" style:font-weight-complex="normal"/>
    </style:style>
    <style:style style:name="P30" style:family="paragraph" style:parent-style-name="Text_20_body" style:list-style-name="L2">
      <style:text-properties style:font-name="Alef" fo:font-size="12pt" fo:font-weight="normal" officeooo:rsid="0017f9d0" officeooo:paragraph-rsid="0017f9d0" style:font-size-asian="12pt" style:font-weight-asian="normal" style:font-size-complex="12pt" style:font-weight-complex="normal"/>
    </style:style>
    <style:style style:name="P31" style:family="paragraph" style:parent-style-name="Text_20_body" style:list-style-name="L3">
      <style:text-properties fo:color="#000000" loext:opacity="100%" fo:font-weight="normal" officeooo:rsid="002a74ba" officeooo:paragraph-rsid="002a74ba" style:font-weight-asian="normal" style:font-weight-complex="normal"/>
    </style:style>
    <style:style style:name="P32" style:family="paragraph" style:parent-style-name="Text_20_body" style:list-style-name="L3">
      <style:text-properties fo:color="#000000" loext:opacity="100%" fo:font-weight="normal" officeooo:rsid="002b36a8" officeooo:paragraph-rsid="002b36a8" style:font-weight-asian="normal" style:font-weight-complex="normal"/>
    </style:style>
    <style:style style:name="P33" style:family="paragraph" style:parent-style-name="Text_20_body">
      <style:text-properties fo:color="#000000" loext:opacity="100%" style:font-name="Alef" fo:font-weight="bold" officeooo:rsid="003d32e3" officeooo:paragraph-rsid="003d32e3" style:font-weight-asian="bold" style:font-weight-complex="bold"/>
    </style:style>
    <style:style style:name="P34" style:family="paragraph" style:parent-style-name="Text_20_body">
      <style:text-properties fo:color="#000000" loext:opacity="100%" style:font-name="Alef" fo:font-weight="bold" officeooo:rsid="00411ed0" officeooo:paragraph-rsid="00411ed0" style:font-weight-asian="bold" style:font-weight-complex="bold"/>
    </style:style>
    <style:style style:name="P35" style:family="paragraph" style:parent-style-name="Text_20_body" style:list-style-name="L4">
      <style:text-properties fo:color="#000000" loext:opacity="100%" style:font-name="Alef" fo:font-weight="normal" officeooo:rsid="003e03df" officeooo:paragraph-rsid="003e03df" style:font-weight-asian="normal" style:font-weight-complex="normal"/>
    </style:style>
    <style:style style:name="P36" style:family="paragraph" style:parent-style-name="Text_20_body" style:list-style-name="L4">
      <style:text-properties fo:color="#000000" loext:opacity="100%" style:font-name="Alef" fo:font-weight="normal" officeooo:rsid="003ec4b0" officeooo:paragraph-rsid="003ec4b0" style:font-weight-asian="normal" style:font-weight-complex="normal"/>
    </style:style>
    <style:style style:name="P37" style:family="paragraph" style:parent-style-name="Text_20_body" style:list-style-name="L4">
      <style:text-properties fo:color="#000000" loext:opacity="100%" style:font-name="Alef" fo:font-weight="normal" officeooo:rsid="00411ed0" officeooo:paragraph-rsid="00411ed0" style:font-weight-asian="normal" style:font-weight-complex="normal"/>
    </style:style>
    <style:style style:name="P38" style:family="paragraph" style:parent-style-name="Text_20_body">
      <style:text-properties fo:color="#000000" loext:opacity="100%" style:font-name="Alef" fo:font-weight="normal" officeooo:rsid="00411ed0" officeooo:paragraph-rsid="00411ed0" style:font-weight-asian="normal" style:font-weight-complex="normal"/>
    </style:style>
    <style:style style:name="P39" style:family="paragraph" style:parent-style-name="Text_20_body" style:list-style-name="L5">
      <style:text-properties fo:color="#000000" loext:opacity="100%" style:font-name="Alef" fo:font-weight="normal" officeooo:rsid="00431872" officeooo:paragraph-rsid="00431872" style:font-weight-asian="normal" style:font-weight-complex="normal"/>
    </style:style>
    <style:style style:name="P40" style:family="paragraph" style:parent-style-name="Text_20_body" style:list-style-name="L5">
      <style:text-properties fo:color="#000000" loext:opacity="100%" style:font-name="Alef" fo:font-weight="normal" officeooo:rsid="0045d4bf" officeooo:paragraph-rsid="0045d4bf" style:font-weight-asian="normal" style:font-weight-complex="normal"/>
    </style:style>
    <style:style style:name="P41" style:family="paragraph" style:parent-style-name="Text_20_body">
      <style:text-properties fo:color="#000000" loext:opacity="100%" style:font-name="Alef" fo:font-weight="normal" officeooo:rsid="0045d4bf" officeooo:paragraph-rsid="0045d4bf" style:font-weight-asian="normal" style:font-weight-complex="normal"/>
    </style:style>
    <style:style style:name="P42" style:family="paragraph" style:parent-style-name="Text_20_body">
      <style:text-properties style:font-name="Alef" fo:font-weight="bold" officeooo:rsid="00261477" officeooo:paragraph-rsid="003d32e3" style:font-weight-asian="bold" style:font-weight-complex="bold"/>
    </style:style>
    <style:style style:name="T1" style:family="text">
      <style:text-properties officeooo:rsid="0011bcf0"/>
    </style:style>
    <style:style style:name="T2" style:family="text">
      <style:text-properties officeooo:rsid="001635a7"/>
    </style:style>
    <style:style style:name="T3" style:family="text">
      <style:text-properties officeooo:rsid="0018013d"/>
    </style:style>
    <style:style style:name="T4" style:family="text">
      <style:text-properties officeooo:rsid="00189e4c"/>
    </style:style>
    <style:style style:name="T5" style:family="text">
      <style:text-properties officeooo:rsid="002244a3"/>
    </style:style>
    <style:style style:name="T6" style:family="text">
      <style:text-properties officeooo:rsid="00239111"/>
    </style:style>
    <style:style style:name="T7" style:family="text">
      <style:text-properties style:font-name="Alef" fo:font-size="12pt" fo:font-weight="normal" officeooo:rsid="001a7046" style:font-size-asian="12pt" style:font-weight-asian="normal" style:font-size-complex="12pt" style:font-weight-complex="normal"/>
    </style:style>
    <style:style style:name="T8" style:family="text">
      <style:text-properties style:font-name="Alef" fo:font-size="12pt" fo:font-weight="normal" officeooo:rsid="001bfd60" style:font-size-asian="12pt" style:font-weight-asian="normal" style:font-size-complex="12pt" style:font-weight-complex="normal"/>
    </style:style>
    <style:style style:name="T9" style:family="text">
      <style:text-properties style:font-name="Alef" fo:font-size="12pt" fo:font-weight="normal" officeooo:rsid="00294bfc" style:font-size-asian="12pt" style:font-weight-asian="normal" style:font-size-complex="12pt" style:font-weight-complex="normal"/>
    </style:style>
    <style:style style:name="T10" style:family="text">
      <style:text-properties style:font-name="Alef" fo:font-size="12pt" style:font-size-asian="12pt" style:font-size-complex="12pt"/>
    </style:style>
    <style:style style:name="T11" style:family="text">
      <style:text-properties style:font-name="Alef" fo:font-size="12pt" officeooo:rsid="002782f2" style:font-size-asian="12pt" style:font-size-complex="12pt"/>
    </style:style>
    <style:style style:name="T12" style:family="text">
      <style:text-properties style:font-name="Alef" fo:font-size="12pt" officeooo:rsid="002b36a8" style:font-size-asian="12pt" style:font-size-complex="12pt"/>
    </style:style>
    <style:style style:name="T13" style:family="text">
      <style:text-properties style:font-name="Alef" fo:font-size="12pt" officeooo:rsid="002bccec" style:font-size-asian="12pt" style:font-size-complex="12pt"/>
    </style:style>
    <style:style style:name="T14" style:family="text">
      <style:text-properties style:font-name="Alef" fo:font-size="12pt" officeooo:rsid="0032a5bb" style:font-size-asian="12pt" style:font-size-complex="12pt"/>
    </style:style>
    <style:style style:name="T15" style:family="text">
      <style:text-properties style:font-name="Alef" fo:font-size="12pt" officeooo:rsid="00397b7d" style:font-size-asian="12pt" style:font-size-complex="12pt"/>
    </style:style>
    <style:style style:name="T16" style:family="text">
      <style:text-properties fo:color="#800080" loext:opacity="100%"/>
    </style:style>
    <style:style style:name="T17" style:family="text">
      <style:text-properties fo:color="#800080" loext:opacity="100%" style:font-name="Alef" fo:font-size="12pt" style:font-size-asian="12pt" style:font-size-complex="12pt"/>
    </style:style>
    <style:style style:name="T18" style:family="text">
      <style:text-properties fo:color="#800080" loext:opacity="100%" style:font-name="Alef" fo:font-size="12pt" officeooo:rsid="002782f2" style:font-size-asian="12pt" style:font-size-complex="12pt"/>
    </style:style>
    <style:style style:name="T19" style:family="text">
      <style:text-properties fo:color="#800080" loext:opacity="100%" officeooo:rsid="002782f2"/>
    </style:style>
    <style:style style:name="T20" style:family="text">
      <style:text-properties fo:color="#000000" loext:opacity="100%" style:font-name="Alef" fo:font-size="12pt" style:font-size-asian="12pt" style:font-size-complex="12pt"/>
    </style:style>
    <style:style style:name="T21" style:family="text">
      <style:text-properties officeooo:rsid="002ea0ab"/>
    </style:style>
    <style:style style:name="T22" style:family="text">
      <style:text-properties officeooo:rsid="00331ce8"/>
    </style:style>
    <style:style style:name="T23" style:family="text">
      <style:text-properties officeooo:rsid="002782f2"/>
    </style:style>
    <style:style style:name="T24" style:family="text">
      <style:text-properties officeooo:rsid="003d32e3"/>
    </style:style>
    <style:style style:name="T25" style:family="text">
      <style:text-properties officeooo:rsid="00408694"/>
    </style:style>
    <style:style style:name="T26" style:family="text">
      <style:text-properties officeooo:rsid="00444a5e"/>
    </style:style>
    <style:style style:name="T27" style:family="text">
      <style:text-properties officeooo:rsid="004543f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atabases </text:p>
      <text:p text:style-name="P14"><text:span text:style-name="T1">Week 6 </text:span>Practical</text:p>
      <text:p text:style-name="P1">Exercise 1:</text:p>
      <text:p text:style-name="P7">Each of the MegaCo Corporation’s divisions is composed of many departments. Each of those departments has many employees assigned to it, but each employee works for only one department. Each department is managed by one employee, and each of those managers can manage only one department at a time. </text:p>
      <text:p text:style-name="P7">1. Extract the Business Rules from the above scenario<text:span text:style-name="T2">.</text:span></text:p>
      <text:p text:style-name="P7">2. Create an ERD based on these rules </text:p>
      <text:p text:style-name="P3">Solution:</text:p>
      <text:p text:style-name="P2">Business rules:</text:p>
      <text:list text:style-name="L2">
        <text:list-item>
          <text:p text:style-name="P29">A division can be composed of many departments<text:span text:style-name="T6"> (one or many)</text:span> but a department c<text:span text:style-name="T5">an be a part of only</text:span> one division.</text:p>
        </text:list-item>
        <text:list-item>
          <text:p text:style-name="P30">A department can have many employees<text:span text:style-name="T6"> (one or many)</text:span> but an employee <text:span text:style-name="T3">can be </text:span><text:span text:style-name="T4">associated with only</text:span><text:span text:style-name="T3"> one department</text:span><text:span text:style-name="T4"> at a time.</text:span></text:p>
        </text:list-item>
        <text:list-item>
          <text:p text:style-name="P28"><text:span text:style-name="T7">A department can be managed by one </text:span><text:span text:style-name="T8">manager and</text:span><text:span text:style-name="T7"> </text:span><text:span text:style-name="T8">a manager can manage only one department at a time.</text:span><text:span text:style-name="T7"> </text:span></text:p>
        </text:list-item>
      </text:list>
      <text:p text:style-name="P15"><text:span text:style-name="T11">Navigate to this path for ERD: </text:span><text:span text:style-name="T10"><text:s/></text:span><text:span text:style-name="T17">C:\Users\</text:span><text:span text:style-name="T18">Sparkles</text:span><text:span text:style-name="T17">\Documents\Database worksheets\Week 6</text:span></text:p>
      <text:p text:style-name="P15"><text:span text:style-name="T17"/></text:p>
      <text:p text:style-name="P17">Exercise 2:</text:p>
      <text:p text:style-name="P18">The Mighty Maker Corporation operates many factories. Each factory is located in a region. Each region can be “home” to many of Mighty Maker’s factories. Each factory employs many employees, but each of those employees is employed by only one factory. </text:p>
      <text:p text:style-name="P18">1. Extract the Business Rules from the above scenario. </text:p>
      <text:p text:style-name="P19"><text:span text:style-name="T20">2. Create an ERD based on these rules.</text:span><text:span text:style-name="T17"> </text:span></text:p>
      <text:p text:style-name="P19"><text:span text:style-name="T17"/></text:p>
      <text:p text:style-name="P19"><text:span text:style-name="T17"/></text:p>
      <text:p text:style-name="P19"><text:span text:style-name="T17"/></text:p>
      <text:p text:style-name="P16"><text:soft-page-break/><text:span text:style-name="T10">Solution:</text:span></text:p>
      <text:p text:style-name="P16"><text:span text:style-name="T10">Business rules:</text:span><text:span text:style-name="T9"/></text:p>
      <text:list text:style-name="L3">
        <text:list-item>
          <text:p text:style-name="P31"><text:span text:style-name="T10">A factory can be located in one region but a region can </text:span><text:span text:style-name="T12">have many (one or many) factories.</text:span></text:p>
        </text:list-item>
        <text:list-item>
          <text:p text:style-name="P32"><text:span text:style-name="T10">A factory can employ many employees</text:span><text:span text:style-name="T13"> (one or many)</text:span><text:span text:style-name="T10"> but an employee can be employed by only one factory.</text:span></text:p>
        </text:list-item>
      </text:list>
      <text:p text:style-name="P8"/>
      <text:p text:style-name="P6">Exercise 3:</text:p>
      <text:p text:style-name="P9">A manufacturing company produces products.</text:p>
      <text:p text:style-name="P9">Product information stored is product name, id, quantity on hand. </text:p>
      <text:p text:style-name="P9">These products are made up of many components. </text:p>
      <text:p text:style-name="P9">A component can be in many products Each component can be supplied by one or more suppliers. </text:p>
      <text:p text:style-name="P10">A supplier supplies many components Component information kept is component id, name, description, suppliers who supply them, and which products they are used in.</text:p>
      <text:p text:style-name="P10"><text:span text:style-name="T21">1) </text:span>Create a list of entities and attributes<text:span text:style-name="T21">.</text:span> </text:p>
      <text:p text:style-name="P10">2) Create an ERD<text:span text:style-name="T21">.</text:span></text:p>
      <text:p text:style-name="P5">Solution:</text:p>
      <table:table table:name="Table1" table:style-name="Table1">
        <table:table-column table:style-name="Table1.A"/>
        <table:table-column table:style-name="Table1.B"/>
        <table:table-row>
          <table:table-cell table:style-name="Table1.A1" office:value-type="string">
            <text:p text:style-name="P4">Entities</text:p>
          </table:table-cell>
          <table:table-cell table:style-name="Table1.B1" office:value-type="string">
            <text:p text:style-name="P4">Attributes</text:p>
          </table:table-cell>
        </table:table-row>
        <table:table-row>
          <table:table-cell table:style-name="Table1.A2" office:value-type="string">
            <text:list text:style-name="L1">
              <text:list-item>
                <text:p text:style-name="P21">Product</text:p>
              </text:list-item>
            </text:list>
          </table:table-cell>
          <table:table-cell table:style-name="Table1.B2" office:value-type="string">
            <text:list text:continue-numbering="true" text:style-name="L1">
              <text:list-item>
                <text:p text:style-name="P22">product name,</text:p>
              </text:list-item>
            </text:list>
          </table:table-cell>
        </table:table-row>
        <table:table-row>
          <table:table-cell table:style-name="Table1.A2" office:value-type="string">
            <text:list text:continue-numbering="true" text:style-name="L1">
              <text:list-item>
                <text:p text:style-name="P24">Component</text:p>
              </text:list-item>
            </text:list>
          </table:table-cell>
          <table:table-cell table:style-name="Table1.B2" office:value-type="string">
            <text:list text:continue-numbering="true" text:style-name="L1">
              <text:list-item>
                <text:p text:style-name="P25">product id</text:p>
              </text:list-item>
            </text:list>
          </table:table-cell>
        </table:table-row>
        <table:table-row>
          <table:table-cell table:style-name="Table1.A2" office:value-type="string">
            <text:list text:continue-numbering="true" text:style-name="L1">
              <text:list-item>
                <text:p text:style-name="P24">Supplier</text:p>
              </text:list-item>
            </text:list>
          </table:table-cell>
          <table:table-cell table:style-name="Table1.B2" office:value-type="string">
            <text:list text:continue-numbering="true" text:style-name="L1">
              <text:list-item>
                <text:p text:style-name="P20"><text:span text:style-name="T14">product quantity </text:span><text:span text:style-name="T15">on hand</text:span></text:p>
              </text:list-item>
            </text:list>
          </table:table-cell>
        </table:table-row>
        <table:table-row>
          <table:table-cell table:style-name="Table1.A2" office:value-type="string">
            <text:list text:continue-numbering="true" text:style-name="L1">
              <text:list-header>
                <text:p text:style-name="P24"/>
              </text:list-header>
            </text:list>
          </table:table-cell>
          <table:table-cell table:style-name="Table1.B2" office:value-type="string">
            <text:list text:continue-numbering="true" text:style-name="L1">
              <text:list-item>
                <text:p text:style-name="P23">component<text:span text:style-name="T22"> id</text:span></text:p>
              </text:list-item>
            </text:list>
          </table:table-cell>
        </table:table-row>
        <table:table-row>
          <table:table-cell table:style-name="Table1.A2" office:value-type="string">
            <text:p text:style-name="P11"/>
          </table:table-cell>
          <table:table-cell table:style-name="Table1.B2" office:value-type="string">
            <text:list text:continue-numbering="true" text:style-name="L1">
              <text:list-item>
                <text:p text:style-name="P23">component<text:span text:style-name="T22"> name</text:span></text:p>
              </text:list-item>
            </text:list>
          </table:table-cell>
        </table:table-row>
        <table:table-row>
          <table:table-cell table:style-name="Table1.A2" office:value-type="string">
            <text:p text:style-name="P11"/>
          </table:table-cell>
          <table:table-cell table:style-name="Table1.B2" office:value-type="string">
            <text:list text:continue-numbering="true" text:style-name="L1">
              <text:list-item>
                <text:p text:style-name="P23">component<text:span text:style-name="T22"> description</text:span></text:p>
              </text:list-item>
            </text:list>
          </table:table-cell>
        </table:table-row>
        <table:table-row>
          <table:table-cell table:style-name="Table1.A2" office:value-type="string">
            <text:p text:style-name="P11"/>
          </table:table-cell>
          <table:table-cell table:style-name="Table1.B2" office:value-type="string">
            <text:list text:continue-numbering="true" text:style-name="L1">
              <text:list-item>
                <text:p text:style-name="P26">component supplier</text:p>
              </text:list-item>
            </text:list>
          </table:table-cell>
        </table:table-row>
        <table:table-row>
          <table:table-cell table:style-name="Table1.A2" office:value-type="string">
            <text:p text:style-name="P11"/>
          </table:table-cell>
          <table:table-cell table:style-name="Table1.B2" office:value-type="string">
            <text:list text:continue-numbering="true" text:style-name="L1">
              <text:list-item>
                <text:p text:style-name="P27">products used</text:p>
              </text:list-item>
            </text:list>
          </table:table-cell>
        </table:table-row>
        <table:table-row>
          <table:table-cell table:style-name="Table1.A2" office:value-type="string">
            <text:p text:style-name="P11"/>
          </table:table-cell>
          <table:table-cell table:style-name="Table1.B2" office:value-type="string">
            <text:p text:style-name="P12"/>
          </table:table-cell>
        </table:table-row>
      </table:table>
      <text:p text:style-name="P5"/>
      <text:p text:style-name="P8"/>
      <text:p text:style-name="P42"><text:soft-page-break/><text:span text:style-name="T24">Exercise 4: </text:span><text:span text:style-name="T23">Navigate to this path for ERD: </text:span><text:s/><text:span text:style-name="T16">C:\Users\</text:span><text:span text:style-name="T19">Sparkles</text:span><text:span text:style-name="T16">\Documents\Database worksheets\Week 6</text:span></text:p>
      <text:p text:style-name="P33">Exercise 5:<text:line-break/>Solution:</text:p>
      <text:p text:style-name="P33">Business rules:</text:p>
      <text:list text:style-name="L4">
        <text:list-item>
          <text:p text:style-name="P35">A region maybe home to zero or many stores but a store can be located in one and only <text:span text:style-name="T25">one </text:span>region.</text:p>
        </text:list-item>
        <text:list-item>
          <text:p text:style-name="P36">A store can employ one or many employees but an employee <text:span text:style-name="T25">is employeed by</text:span> <text:span text:style-name="T25">one and </text:span>only one store.</text:p>
        </text:list-item>
        <text:list-item>
          <text:p text:style-name="P37">An employee has one and only one job but a job can be performed by one or more employees.</text:p>
        </text:list-item>
      </text:list>
      <text:p text:style-name="P38"/>
      <text:p text:style-name="P34">Exercise 6:</text:p>
      <text:p text:style-name="P34">Solution:</text:p>
      <text:p text:style-name="P34">Business rules:</text:p>
      <text:list text:style-name="L5">
        <text:list-item>
          <text:p text:style-name="P39">A course can consist of <text:span text:style-name="T26">zero</text:span> or more classes but a class can be associated with<text:span text:style-name="T27"> one and</text:span> only one course.</text:p>
        </text:list-item>
        <text:list-item>
          <text:p text:style-name="P40">A class can be taken by one or more students and a student can enroll in one or more classes.</text:p>
        </text:list-item>
      </text:list>
      <text:p text:style-name="P41"/>
      <text:p text:style-name="P41"/>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1T01:54:14.361000000</meta:creation-date>
    <dc:date>2024-03-24T15:41:19.991000000</dc:date>
    <meta:editing-duration>PT4H31M44S</meta:editing-duration>
    <meta:editing-cycles>7</meta:editing-cycles>
    <meta:generator>LibreOffice/7.6.4.1$Windows_X86_64 LibreOffice_project/e19e193f88cd6c0525a17fb7a176ed8e6a3e2aa1</meta:generator>
    <meta:document-statistic meta:table-count="1" meta:image-count="0" meta:object-count="0" meta:page-count="4" meta:paragraph-count="54" meta:word-count="492" meta:character-count="2772" meta:non-whitespace-character-count="2342"/>
  </office:meta>
</office:document-meta>
</file>